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ExtensionContentNegotiationStrategy.PathExtensionContentNegotiationStrategy( @ Nullable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ExtensionContentNegotiationStrategy.PathExtensionContentNegotia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xtensionContentNegotiationStrategy.setUseJaf( boolean useJ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xtensionContentNegotiationStrategy.getMediaTypeKey( NativeWebRequest web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ExtensionContentNegotiationStrategy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xtensionContentNegotiationStrategy.getMediaTypeForResource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